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162bf2" officeooo:paragraph-rsid="00162bf2"/>
    </style:style>
    <style:style style:name="P2" style:family="paragraph" style:parent-style-name="Text_20_body">
      <style:text-properties officeooo:paragraph-rsid="00162bf2"/>
    </style:style>
    <style:style style:name="P3" style:family="paragraph" style:parent-style-name="Text_20_body">
      <style:text-properties officeooo:rsid="001ed048" officeooo:paragraph-rsid="001ed048"/>
    </style:style>
    <style:style style:name="P4" style:family="paragraph" style:parent-style-name="Text_20_body">
      <style:text-properties officeooo:rsid="0023d020" officeooo:paragraph-rsid="0023d020"/>
    </style:style>
    <style:style style:name="P5" style:family="paragraph" style:parent-style-name="Text_20_body">
      <style:text-properties officeooo:rsid="003282db" officeooo:paragraph-rsid="003282db"/>
    </style:style>
    <style:style style:name="P6" style:family="paragraph" style:parent-style-name="Text_20_body">
      <style:text-properties officeooo:rsid="0038e51b" officeooo:paragraph-rsid="0038e51b"/>
    </style:style>
    <style:style style:name="P7" style:family="paragraph" style:parent-style-name="Text_20_body">
      <style:text-properties officeooo:rsid="003ab73b" officeooo:paragraph-rsid="003ab73b"/>
    </style:style>
    <style:style style:name="P8" style:family="paragraph" style:parent-style-name="Standard">
      <style:text-properties officeooo:rsid="00162bf2" officeooo:paragraph-rsid="002b6af9"/>
    </style:style>
    <style:style style:name="P9" style:family="paragraph" style:parent-style-name="Standard">
      <style:text-properties officeooo:rsid="001ed048" officeooo:paragraph-rsid="002f0d08"/>
    </style:style>
    <style:style style:name="P10" style:family="paragraph" style:parent-style-name="Heading_20_1">
      <style:text-properties officeooo:rsid="00162bf2" officeooo:paragraph-rsid="00162bf2"/>
    </style:style>
    <style:style style:name="P11" style:family="paragraph" style:parent-style-name="Heading_20_2">
      <style:text-properties officeooo:rsid="00162bf2" officeooo:paragraph-rsid="00162bf2"/>
    </style:style>
    <style:style style:name="P12" style:family="paragraph" style:parent-style-name="Heading_20_2">
      <style:text-properties officeooo:rsid="0038e51b" officeooo:paragraph-rsid="0038e51b"/>
    </style:style>
    <style:style style:name="P13" style:family="paragraph" style:parent-style-name="Text_20_body">
      <style:text-properties officeooo:rsid="00162bf2" officeooo:paragraph-rsid="00162bf2"/>
    </style:style>
    <style:style style:name="P14" style:family="paragraph" style:parent-style-name="Text_20_body" style:list-style-name="L2">
      <style:text-properties officeooo:paragraph-rsid="0038a884"/>
    </style:style>
    <style:style style:name="P15" style:family="paragraph" style:parent-style-name="Text_20_body" style:list-style-name="L2">
      <style:text-properties officeooo:rsid="0024a355" officeooo:paragraph-rsid="0038a884"/>
    </style:style>
    <style:style style:name="P16" style:family="paragraph" style:parent-style-name="Standard" style:list-style-name="L1">
      <style:text-properties officeooo:paragraph-rsid="003ab73b"/>
    </style:style>
    <style:style style:name="P17" style:family="paragraph" style:parent-style-name="Standard" style:list-style-name="L1">
      <style:text-properties officeooo:paragraph-rsid="00492469"/>
    </style:style>
    <style:style style:name="P18" style:family="paragraph" style:parent-style-name="Standard" style:list-style-name="L1">
      <style:text-properties officeooo:rsid="003ab73b" officeooo:paragraph-rsid="003c36f1"/>
    </style:style>
    <style:style style:name="P19" style:family="paragraph" style:parent-style-name="Standard" style:list-style-name="L1">
      <style:text-properties fo:color="#228b22" style:font-name="Courier New1" fo:font-size="10pt" officeooo:rsid="003ab73b" officeooo:paragraph-rsid="003ab73b" style:font-size-asian="10pt"/>
    </style:style>
    <style:style style:name="P20" style:family="paragraph" style:parent-style-name="Standard" style:list-style-name="L1">
      <style:text-properties fo:color="#000000" style:font-name="Courier New1" fo:font-size="10pt" officeooo:rsid="0042f90b" officeooo:paragraph-rsid="003ab73b" style:font-size-asian="10pt"/>
    </style:style>
    <style:style style:name="P21" style:family="paragraph" style:parent-style-name="Standard">
      <style:text-properties fo:color="#000000" style:font-name="Courier New1" fo:font-size="10pt" officeooo:rsid="00162bf2" officeooo:paragraph-rsid="002b6af9" style:font-size-asian="10pt"/>
    </style:style>
    <style:style style:name="P22" style:family="paragraph" style:parent-style-name="Standard">
      <style:text-properties fo:color="#000000" style:font-name="Courier New1" fo:font-size="10pt" officeooo:rsid="001ed048" officeooo:paragraph-rsid="002f0d08" style:font-size-asian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style:font-name="Courier New1" fo:font-size="10pt" style:font-size-asian="10pt"/>
    </style:style>
    <style:style style:name="T3" style:family="text">
      <style:text-properties fo:color="#000000" style:font-name="Courier New1" fo:font-size="10pt" style:font-size-asian="10pt"/>
    </style:style>
    <style:style style:name="T4" style:family="text">
      <style:text-properties fo:color="#000000" style:font-name="Courier New1" fo:font-size="10pt" officeooo:rsid="001aeb1e" style:font-size-asian="10pt"/>
    </style:style>
    <style:style style:name="T5" style:family="text">
      <style:text-properties fo:color="#000000" style:font-name="Courier New1" fo:font-size="10pt" officeooo:rsid="001e669b" style:font-size-asian="10pt"/>
    </style:style>
    <style:style style:name="T6" style:family="text">
      <style:text-properties fo:color="#000000" style:font-name="Courier New1" fo:font-size="10pt" officeooo:rsid="0024a355" style:font-size-asian="10pt"/>
    </style:style>
    <style:style style:name="T7" style:family="text">
      <style:text-properties fo:color="#000000" style:font-name="Courier New1" fo:font-size="10pt" officeooo:rsid="0029a921" style:font-size-asian="10pt"/>
    </style:style>
    <style:style style:name="T8" style:family="text">
      <style:text-properties fo:color="#000000" style:font-name="Courier New1" fo:font-size="10pt" officeooo:rsid="002b6af9" style:font-size-asian="10pt"/>
    </style:style>
    <style:style style:name="T9" style:family="text">
      <style:text-properties fo:color="#000000" style:font-name="Courier New1" fo:font-size="10pt" officeooo:rsid="002c2875" style:font-size-asian="10pt"/>
    </style:style>
    <style:style style:name="T10" style:family="text">
      <style:text-properties fo:color="#000000" style:font-name="Courier New1" fo:font-size="10pt" officeooo:rsid="003ab73b" style:font-size-asian="10pt"/>
    </style:style>
    <style:style style:name="T11" style:family="text">
      <style:text-properties fo:color="#000000" style:font-name="Courier New1" fo:font-size="10pt" officeooo:rsid="00416791" style:font-size-asian="10pt"/>
    </style:style>
    <style:style style:name="T12" style:family="text">
      <style:text-properties fo:color="#000000" style:font-name="Courier New1" fo:font-size="10pt" officeooo:rsid="0042f90b" style:font-size-asian="10pt"/>
    </style:style>
    <style:style style:name="T13" style:family="text">
      <style:text-properties fo:color="#000000" style:font-name="Courier New1" fo:font-size="10pt" officeooo:rsid="00492469" style:font-size-asian="10pt"/>
    </style:style>
    <style:style style:name="T14" style:family="text">
      <style:text-properties fo:color="#000000" style:font-name="Courier New1" fo:font-size="10pt" style:text-underline-style="none" officeooo:rsid="001aeb1e" style:font-size-asian="10pt"/>
    </style:style>
    <style:style style:name="T15" style:family="text">
      <style:text-properties officeooo:rsid="001d8587"/>
    </style:style>
    <style:style style:name="T16" style:family="text">
      <style:text-properties officeooo:rsid="002076bc"/>
    </style:style>
    <style:style style:name="T17" style:family="text">
      <style:text-properties officeooo:rsid="00223a46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223a46"/>
    </style:style>
    <style:style style:name="T20" style:family="text">
      <style:text-properties style:text-underline-style="solid" style:text-underline-width="auto" style:text-underline-color="font-color" officeooo:rsid="0029a921"/>
    </style:style>
    <style:style style:name="T21" style:family="text">
      <style:text-properties style:text-underline-style="solid" style:text-underline-width="auto" style:text-underline-color="font-color" officeooo:rsid="002c8ba6"/>
    </style:style>
    <style:style style:name="T22" style:family="text">
      <style:text-properties style:text-underline-style="solid" style:text-underline-width="auto" style:text-underline-color="font-color" officeooo:rsid="001d8587"/>
    </style:style>
    <style:style style:name="T23" style:family="text">
      <style:text-properties style:text-underline-style="solid" style:text-underline-width="auto" style:text-underline-color="font-color" officeooo:rsid="0034b2e2"/>
    </style:style>
    <style:style style:name="T24" style:family="text">
      <style:text-properties style:text-underline-style="solid" style:text-underline-width="auto" style:text-underline-color="font-color" officeooo:rsid="0038e51b"/>
    </style:style>
    <style:style style:name="T25" style:family="text">
      <style:text-properties style:text-underline-style="solid" style:text-underline-width="auto" style:text-underline-color="font-color" officeooo:rsid="0024a355"/>
    </style:style>
    <style:style style:name="T26" style:family="text">
      <style:text-properties officeooo:rsid="0024a355"/>
    </style:style>
    <style:style style:name="T27" style:family="text">
      <style:text-properties officeooo:rsid="0025ef70"/>
    </style:style>
    <style:style style:name="T28" style:family="text">
      <style:text-properties officeooo:rsid="0029a921"/>
    </style:style>
    <style:style style:name="T29" style:family="text">
      <style:text-properties fo:color="#228b22" style:font-name="Courier New1" fo:font-size="10pt" style:font-size-asian="10pt"/>
    </style:style>
    <style:style style:name="T30" style:family="text">
      <style:text-properties fo:color="#228b22" style:font-name="Courier New1" fo:font-size="10pt" officeooo:rsid="003ab73b" style:font-size-asian="10pt"/>
    </style:style>
    <style:style style:name="T31" style:family="text">
      <style:text-properties fo:color="#228b22" style:font-name="Courier New1" fo:font-size="10pt" officeooo:rsid="003ce3e2" style:font-size-asian="10pt"/>
    </style:style>
    <style:style style:name="T32" style:family="text">
      <style:text-properties fo:color="#228b22" style:font-name="Courier New1" fo:font-size="10pt" officeooo:rsid="003ec920" style:font-size-asian="10pt"/>
    </style:style>
    <style:style style:name="T33" style:family="text">
      <style:text-properties fo:color="#228b22" style:font-name="Courier New1" fo:font-size="10pt" officeooo:rsid="00408395" style:font-size-asian="10pt"/>
    </style:style>
    <style:style style:name="T34" style:family="text">
      <style:text-properties fo:color="#228b22" style:font-name="Courier New1" fo:font-size="10pt" officeooo:rsid="0047c5f8" style:font-size-asian="10pt"/>
    </style:style>
    <style:style style:name="T35" style:family="text">
      <style:text-properties fo:color="#228b22" style:font-name="Courier New1" fo:font-size="10pt" officeooo:rsid="00492469" style:font-size-asian="10pt"/>
    </style:style>
    <style:style style:name="T36" style:family="text">
      <style:text-properties fo:color="#a020f0" style:font-name="Courier New1" fo:font-size="10pt" style:font-size-asian="10pt"/>
    </style:style>
    <style:style style:name="T37" style:family="text">
      <style:text-properties fo:color="#a020f0" style:font-name="Courier New1" fo:font-size="10pt" officeooo:rsid="003ab73b" style:font-size-asian="10pt"/>
    </style:style>
    <style:style style:name="T38" style:family="text">
      <style:text-properties officeooo:rsid="003bd40b"/>
    </style:style>
    <style:style style:name="T39" style:family="text">
      <style:text-properties officeooo:rsid="0041218e"/>
    </style:style>
    <style:style style:name="T40" style:family="text">
      <style:text-properties officeooo:rsid="004694bc"/>
    </style:style>
    <style:style style:name="T41" style:family="text">
      <style:text-properties style:text-underline-style="none" officeooo:rsid="0034b2e2"/>
    </style:style>
    <style:style style:name="T42" style:family="text">
      <style:text-properties officeooo:rsid="0047c5f8"/>
    </style:style>
    <style:style style:name="fr1" style:family="graphic" style:parent-style-name="Code_20_frame">
      <style:graphic-properties style:vertical-pos="from-top" style:horizontal-pos="from-left" style:horizontal-rel="paragraph"/>
    </style:style>
    <style:style style:name="fr2" style:family="graphic" style:parent-style-name="Code_20_frame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Regional models</text:h>
      <text:p text:style-name="P5">Jan Axelsson</text:p>
      <text:h text:style-name="P11" text:outline-level="2">Intro</text:h>
      <text:p text:style-name="P2"/>
      <text:h text:style-name="P11" text:outline-level="2">Time-acitivity data</text:h>
      <text:p text:style-name="P1">All models needs ROI time activity data, and an input function. <text:s/>Both these consists of data pairs (time, value). <text:s/>The input function may be a reference region, or processed blood input data.</text:p>
      <text:p text:style-name="P1"><text:span text:style-name="T17">A</text:span> <text:span text:style-name="T1">time-activity struct</text:span> <text:span text:style-name="T17">called </text:span><text:span text:style-name="T19">Data</text:span><text:span text:style-name="T17">, </text:span>is described as:<text:line-break/><draw:frame draw:style-name="fr1" draw:name="Frame1" text:anchor-type="as-char" svg:y="0cm" draw:z-index="1"><draw:text-box fo:min-height="1.804cm" fo:min-width="16.021cm"><text:p text:style-name="Code_20_frame">Data.mean<text:tab/><text:tab/>% values in rows, one column per ROI</text:p><text:p text:style-name="Code_20_frame">Data.midtime<text:tab/><text:tab/>% time <text:span text:style-name="T39">point, defined as mid time of frame</text:span></text:p><text:p text:style-name="Code_20_frame">Data.duration<text:tab/><text:tab/>% frame duration when applicable</text:p><text:p text:style-name="Code_20_frame">Data.names<text:tab/><text:tab/>% name of each roi</text:p></draw:text-box></draw:frame></text:p>
      <text:p text:style-name="P4">Both the input function and time activity data are stored in time-activity structs.</text:p>
      <text:h text:style-name="P12" text:outline-level="2">Resampling time-activity <text:span text:style-name="T38">struct</text:span></text:h>
      <text:p text:style-name="P6">The model function requires the ROI data and the input function are sampled at the same time points, and also often that the time unit is in minutes. <text:s/>The <text:span text:style-name="T18">resample1D</text:span> <text:s/>function can be used to massage time-activity structs data</text:p>
      <text:p text:style-name="P7">Example use of <text:span text:style-name="T24">resample1D</text:span>:</text:p>
      <text:list xml:id="list3108854798" text:style-name="L1">
        <text:list-item>
          <text:p text:style-name="P16"><text:span text:style-name="T30">% change times in TACT from seconds to minutes<text:line-break/></text:span><text:span text:style-name="T3">TACT = resample1D( TACT, </text:span><text:span text:style-name="T36">'s_to_min'</text:span><text:span text:style-name="T3">) </text:span></text:p>
          <text:p text:style-name="P19"/>
        </text:list-item>
        <text:list-item>
          <text:p text:style-name="P18"><text:span text:style-name="T29">% sample TACT to time steps of 15 seconds</text:span><text:span text:style-name="T3"><text:line-break/>TACT = resample1D( TACT, </text:span><text:span text:style-name="T36">'evenly_distributed'</text:span><text:span text:style-name="T3">, 15)<text:line-break/></text:span></text:p>
        </text:list-item>
        <text:list-item>
          <text:p text:style-name="P16"><text:span text:style-name="T30">% resample TACT values to </text:span><text:span text:style-name="T31">sampling </text:span><text:span text:style-name="T30">times of Cblood </text:span><text:span text:style-name="T33">(</text:span><text:span text:style-name="T32">time-activity struct</text:span><text:span text:style-name="T33">)</text:span><text:span text:style-name="T10"><text:line-break/>TACT = resample1D( TACT, </text:span><text:span text:style-name="T37">'</text:span><text:span text:style-name="T36">to_new_time</text:span><text:span text:style-name="T37">'</text:span><text:span text:style-name="T10">, Cblood) <text:line-break/></text:span></text:p>
        </text:list-item>
        <text:list-item>
          <text:p text:style-name="P16"><text:span text:style-name="T30">% extract a subrange</text:span><text:span text:style-name="T11"><text:line-break/></text:span><text:span text:style-name="T3">TACT_subrange = resample1D( TACT, </text:span><text:span text:style-name="T36">'sub_range'</text:span><text:span text:style-name="T3">,32,</text:span><text:span text:style-name="T36">'end'</text:span><text:span text:style-name="T3">);<text:line-break/></text:span></text:p>
        </text:list-item>
        <text:list-item>
          <text:p text:style-name="P17"><text:span text:style-name="T30">% transform to Logan graphical axes<text:line-break/></text:span><text:span text:style-name="T3">Cref = TACT.mean(:,</text:span><text:span text:style-name="T13">3</text:span><text:span text:style-name="T3">); </text:span><text:span text:style-name="T30">% </text:span><text:span text:style-name="T35">where 3 is the ROI number for reference region</text:span><text:span text:style-name="T12"><text:line-break/></text:span><text:span text:style-name="T3">TACT = resample1D( TACT, </text:span><text:span text:style-name="T36">'logan'</text:span><text:span text:style-name="T3">, Cref, k2 );<text:line-break/></text:span></text:p>
        </text:list-item>
        <text:list-item>
          <text:p text:style-name="P20"/>
        </text:list-item>
      </text:list>
      <text:p text:style-name="P7"/>
      <text:h text:style-name="P11" text:outline-level="2"><text:soft-page-break/>Model description</text:h>
      <text:p text:style-name="P1"><draw:frame draw:style-name="Code_20_frame" draw:name="Frame2" text:anchor-type="paragraph" draw:z-index="0"><draw:text-box fo:min-height="1.804cm" fo:min-width="16.021cm"><text:p text:style-name="Code_20_frame">coefficients<text:tab/><text:tab/>% array with one row, coefficients in columns</text:p><text:p text:style-name="Code_20_frame">varargin <text:tab/><text:tab/>% optional parameters, depending on model</text:p></draw:text-box></draw:frame>A model is described by its coefficients (could be BP, DVR, K1, k2 etc) and optional parameters describing the model. <text:s/></text:p>
      <text:h text:style-name="P11" text:outline-level="2">Model function</text:h>
      <text:p text:style-name="P1">The model function calculates <text:span text:style-name="T42">model values</text:span> <text:span text:style-name="T15">using input time points data and coefficients. <text:s/>The input data needed is time </text:span><text:span text:style-name="T22">t</text:span><text:span text:style-name="T15">, frame duration </text:span><text:span text:style-name="T22">dt</text:span><text:span text:style-name="T15">, and input function at these data points. <text:s/>The output is put in a</text:span> <text:span text:style-name="T28">vector </text:span><text:span text:style-name="T20">y</text:span><text:span text:style-name="T28"> with same dimension as </text:span><text:span text:style-name="T21">t</text:span><text:span text:style-name="T28">. <text:s/>Example of the defininition of a model function using reference data as input function:</text:span></text:p>
      <text:p text:style-name="P8"><text:span text:style-name="T2">function</text:span><text:span text:style-name="T3"> </text:span><text:span text:style-name="T7">y</text:span><text:span text:style-name="T3"> = </text:span><text:span text:style-name="T4">srtm</text:span><text:span text:style-name="T3">(</text:span><text:span text:style-name="T8">t, </text:span><text:span text:style-name="T9">dt,</text:span><text:span text:style-name="T8"> </text:span><text:span text:style-name="T3">Cref,</text:span><text:span text:style-name="T5">coefficients, </text:span><text:span text:style-name="T6">varargin</text:span><text:span text:style-name="T3">)</text:span></text:p>
      <text:p text:style-name="P21"/>
      <text:list xml:id="list1296425258" text:style-name="L2">
        <text:list-item>
          <text:p text:style-name="P14"><text:span text:style-name="T25">Cref</text:span><text:span text:style-name="T26"> is the input function, with one column of data sampled at time points </text:span><text:span text:style-name="T23">t</text:span><text:span text:style-name="T41">. <text:s/><text:line-break/></text:span><text:span text:style-name="T14">Cref = TACT.mean(:, col); </text:span><text:span text:style-name="T4"><text:s/></text:span><text:span text:style-name="T29">% col is column number for </text:span><text:span text:style-name="T34">the </text:span><text:span text:style-name="T29">reference ROI</text:span></text:p>
        </text:list-item>
        <text:list-item>
          <text:p text:style-name="P15"><text:span text:style-name="T18">coefficients</text:span> is the model description</text:p>
        </text:list-item>
        <text:list-item>
          <text:p text:style-name="P15"><text:span text:style-name="T20">y</text:span><text:span text:style-name="T28"> </text:span>is the calculated time-activity curve using the coefficients <text:span text:style-name="T27">and input function.</text:span></text:p>
        </text:list-item>
      </text:list>
      <text:h text:style-name="Heading_20_2" text:outline-level="2">Solving model</text:h>
      <text:p text:style-name="P3">Finding a model is the calculation of the model coefficients. <text:s/>These coefficients are determined by non-linear regression, <text:s/>findning the coefficients <text:span text:style-name="T40">to the model function that</text:span> <text:span text:style-name="T16">describes</text:span> the measured time-activity data <text:span text:style-name="T16">the best. <text:s/>In this regression, the model function is passed as a function handle, for instance @srtm.</text:span></text:p>
      <text:p text:style-name="P9"><text:span text:style-name="T2">function</text:span><text:span text:style-name="T3"> [TACT_out coefficients] = …</text:span></text:p>
      <text:p text:style-name="P22">regionalModel( TACT, inputFunction, modelfunction, pguess, varargin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Code_20_frame" style:display-name="Code frame" style:family="paragraph" style:parent-style-name="Frame_20_contents" style:class="extra">
      <style:text-properties style:font-name="Courier New" fo:font-family="'Courier New'" style:font-family-generic="modern" style:font-pitch="fixed" fo:font-size="9pt" officeooo:rsid="00162bf2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ode_20_frame" style:display-name="Code frame" style:family="graphic" style:parent-style-name="Frame">
      <style:graphic-properties fo:min-width="16.021cm" fo:min-height="1.804cm" text:anchor-type="paragraph" svg:x="0.49cm" svg:y="0.201cm" fo:margin-left="0.201cm" fo:margin-right="0.201cm" fo:margin-top="0.201cm" fo:margin-bottom="0.201cm" style:wrap="none" style:vertical-pos="top" style:vertical-rel="paragraph-content" style:horizontal-pos="center" style:horizontal-rel="paragraph" fo:background-color="transparent" draw:fill="none" draw:fill-color="#729fcf" fo:padding="0.051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5-11-24T09:50:03.072000000</meta:creation-date>
    <dc:date>2015-11-26T16:19:44.205000000</dc:date>
    <dc:creator>Jan Axelsson</dc:creator>
    <meta:editing-duration>P2DT6H18M40S</meta:editing-duration>
    <meta:editing-cycles>43</meta:editing-cycles>
    <meta:generator>LibreOffice/5.3.2.2$MacOSX_X86_64 LibreOffice_project/6cd4f1ef626f15116896b1d8e1398b56da0d0ee1</meta:generator>
    <meta:document-statistic meta:table-count="0" meta:image-count="0" meta:object-count="0" meta:page-count="2" meta:paragraph-count="35" meta:word-count="438" meta:character-count="2734" meta:non-whitespace-character-count="2310"/>
  </office:meta>
</office:document-meta>
</file>